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officeooo:rsid="001f92e5" officeooo:paragraph-rsid="001f92e5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200784" officeooo:paragraph-rsid="00200784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f92e5" officeooo:paragraph-rsid="001f92e5" style:font-size-asian="13.1000003814697pt" style:font-weight-asian="bold" style:font-size-complex="15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5pt" officeooo:rsid="001f92e5" officeooo:paragraph-rsid="001f92e5" style:font-size-asian="13.1000003814697pt" style:font-size-complex="15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5pt" officeooo:rsid="001f92e5" officeooo:paragraph-rsid="00200128" style:font-size-asian="13.1000003814697pt" style:font-size-complex="15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5pt" officeooo:rsid="00200128" officeooo:paragraph-rsid="00200128" style:font-size-asian="13.1000003814697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officeooo:rsid="00200784" officeooo:paragraph-rsid="00200784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221da2" officeooo:paragraph-rsid="00221da2" style:font-size-asian="15pt" style:font-weight-asian="bold" style:font-size-complex="15pt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5pt" style:text-underline-style="none" fo:font-weight="normal" officeooo:rsid="00221da2" officeooo:paragraph-rsid="00221da2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221da2" officeooo:paragraph-rsid="00221da2" style:font-size-asian="15pt" style:font-weight-asian="normal" style:font-size-complex="15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size="15pt" fo:font-weight="bold" officeooo:rsid="001f92e5" officeooo:paragraph-rsid="001f92e5" style:font-size-asian="13.1000003814697pt" style:font-weight-asian="bold" style:font-size-complex="15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3pt" officeooo:rsid="00200784" officeooo:paragraph-rsid="00200784" style:font-size-asian="11.3500003814697pt" style:font-size-complex="13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3pt" officeooo:rsid="00200784" officeooo:paragraph-rsid="00200784" style:font-size-asian="13pt" style:font-size-complex="13pt"/>
    </style:style>
    <style:style style:name="P14" style:family="paragraph" style:parent-style-name="Standard" style:list-style-name="L1">
      <style:paragraph-properties fo:text-align="start" style:justify-single-word="false"/>
      <style:text-properties fo:language="en" fo:country="GB" officeooo:paragraph-rsid="00200784" style:font-size-asian="10.5pt"/>
    </style:style>
    <style:style style:name="T1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PanicControl</text:p>
      <text:p text:style-name="P3"/>
      <text:p text:style-name="P3"/>
      <text:p text:style-name="P1"/>
      <text:p text:style-name="P2">Main features</text:p>
      <text:p text:style-name="P1"/>
      <text:list xml:id="list1096784069" text:style-name="L1">
        <text:list-item>
          <text:p text:style-name="P4"><text:span text:style-name="T1">Create</text:span> a Project with name, description and url (environmet dev, prod, uat) </text:p>
          <text:p text:style-name="P4"/>
          <text:p text:style-name="P12">1.1 Edit </text:p>
          <text:p text:style-name="P12">1.2 Delete</text:p>
          <text:p text:style-name="P14"/>
        </text:list-item>
        <text:list-item>
          <text:p text:style-name="P4">Insert the DNS information : target, source, ttl.</text:p>
          <text:p text:style-name="P4"/>
          <text:p text:style-name="P13">2.1 Edit</text:p>
          <text:p text:style-name="P13">2.2 Delete</text:p>
          <text:p text:style-name="P13"/>
        </text:list-item>
        <text:list-item>
          <text:p text:style-name="P4">Insert the email address of watcher( from ) to email list or single email.</text:p>
          <text:p text:style-name="P4"/>
          <text:p text:style-name="P13">3.1 ping the test watcher to 30 seconds or less </text:p>
          <text:p text:style-name="P13"/>
        </text:list-item>
        <text:list-item>
          <text:p text:style-name="P6">Create template email</text:p>
          <text:p text:style-name="P5"/>
          <text:p text:style-name="P13">4.1 choose from 3 custom template</text:p>
          <text:p text:style-name="P13">4.2 import</text:p>
          <text:p text:style-name="P13">4.3 create template</text:p>
          <text:p text:style-name="P13"/>
        </text:list-item>
        <text:list-item>
          <text:p text:style-name="P6">Create template Panic page</text:p>
          <text:p text:style-name="P5"/>
          <text:p text:style-name="P13">5.1 choose from 3 custom template</text:p>
          <text:p text:style-name="P13">5.2 import</text:p>
          <text:p text:style-name="P13">5.3 create template</text:p>
          <text:p text:style-name="P13"/>
        </text:list-item>
        <text:list-item>
          <text:p text:style-name="P6">Creation of a monitoring graphique and protocol file</text:p>
          <text:p text:style-name="P6"/>
          <text:p text:style-name="P13">6.1 import protocol file</text:p>
          <text:p text:style-name="P13">6.2 create 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8">BenchMark </text:p>
      <text:p text:style-name="P8"/>
      <text:list xml:id="list1844421173" text:style-name="L2">
        <text:list-item>
          <text:p text:style-name="P9">Uptime Robot : </text:p>
          <text:list>
            <text:list-header>
              <text:p text:style-name="P9">== check health every 5 min </text:p>
              <text:p text:style-name="P9">== sends alerts via email, sms</text:p>
              <text:p text:style-name="P9">!== custom template</text:p>
              <text:p text:style-name="P9">!== <text:s/>dashboard monitoring, or backup page</text:p>
              <text:p text:style-name="P9">!== <text:s/>redirect page</text:p>
            </text:list-header>
          </text:list>
        </text:list-item>
      </text:list>
      <text:p text:style-name="P10"/>
      <text:p text:style-name="P10"/>
      <text:p text:style-name="P10"><text:s text:c="4"/>2. <text:s/>Uptrends :</text:p>
      <text:p text:style-name="P10"><text:tab/> <text:s text:c="3"/>== check health</text:p>
      <text:p text:style-name="P10"><text:tab/> <text:s text:c="3"/>== sends alerts by email</text:p>
      <text:p text:style-name="P10"><text:tab/> <text:s text:c="3"/>== monitoring dashboard</text:p>
      <text:p text:style-name="P10"><text:tab/> <text:s text:c="2"/>!== user friendly </text:p>
      <text:p text:style-name="P10"><text:tab/> <text:s text:c="2"/>!== custom template</text:p>
      <text:p text:style-name="P10"><text:tab/> <text:s text:c="2"/>!== custom backup page 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4T12:04:10.565000000</meta:creation-date>
    <dc:date>2019-06-24T15:54:58.755000000</dc:date>
    <meta:editing-duration>PT1H10M4S</meta:editing-duration>
    <meta:editing-cycles>4</meta:editing-cycles>
    <meta:generator>LibreOffice/6.0.6.2$Windows_X86_64 LibreOffice_project/0c292870b25a325b5ed35f6b45599d2ea4458e77</meta:generator>
    <meta:document-statistic meta:table-count="0" meta:image-count="0" meta:object-count="0" meta:page-count="2" meta:paragraph-count="35" meta:word-count="157" meta:character-count="909" meta:non-whitespace-character-count="751"/>
  </office:meta>
</office:document-meta>
</file>